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vimos una nueva reunion el 3 de abril. Ha sido la primera reunion por discord y hemos estado los primeros momentos configurando la sesión para que Domingo pudiera observar la pantalla.</text:p>
      <text:p text:style-name="Standard"/>
      <text:p text:style-name="Standard">Le he explicado el problema que tenia con la base de datos, que esta creada (site.db) y de la que <text:s/>necesitariamos poder coger los datos sin tener que crearla de nuevo.</text:p>
      <text:p text:style-name="Standard"/>
      <text:p text:style-name="Standard">Domingo va a echar un vistazo a esta parte mientras yo voy a seguir con el resto de tareas de programación que quedan como la diferencia entre la varianza real y la varianza obtenida, o como la extrapolación de datos al conjunto de la imagen una vez se han contado x rejillas.</text:p>
      <text:p text:style-name="Standard"/>
      <text:p text:style-name="Standard">Tambien hemos comentado que hay que seguir con la memoria, incluyendo los requisitos de seguridad como digimos en su dia que ibamos a hacer (requisitos de despliegue).</text:p>
      <text:p text:style-name="Standard"/>
      <text:p text:style-name="Standard">Estas son las cosas en las que vamos a avanzar:</text:p>
      <text:p text:style-name="Standard"/>
      <text:list xml:id="list4170897472630272282" text:style-name="L1">
        <text:list-item>
          <text:list>
            <text:list-item>
              <text:p text:style-name="P1">Solucionar diferencias entre varianza real y varianza nuestra (desarrollar el pseudocodigo)</text:p>
            </text:list-item>
            <text:list-item>
              <text:p text:style-name="P1">Extrapolar ultimas rejillas para calcular la varianza y ver si se puede finalizar el programa antes. (Modulo) – (correo 2019-10-25)</text:p>
            </text:list-item>
            <text:list-item>
              <text:p text:style-name="P1">En kdtrees, hacer la ruta de las coordenadas local, y que los datos se cojan de alguna manera. Pasarlo a la funcion</text:p>
            </text:list-item>
            <text:list-item>
              <text:p text:style-name="P1">devolvermatreal. En el main porque sino como los identificas?.</text:p>
            </text:list-item>
            <text:list-item>
              <text:p text:style-name="P1">Modulo para el PATH</text:p>
            </text:list-item>
            <text:list-item>
              <text:p text:style-name="P1">Base de datos (Domingo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 </meta:initial-creator>
    <meta:creation-date>2020-04-03T10:39:47.17</meta:creation-date>
    <dc:date>2020-04-06T16:24:58.11</dc:date>
    <dc:creator>o </dc:creator>
    <meta:editing-duration>PT1H24M3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1" meta:word-count="227" meta:character-count="1296"/>
  </office:meta>
</office:document-meta>
</file>